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line-height="200%"/>
      <style:text-properties fo:font-weight="normal" style:font-weight-asian="normal" style:font-weight-complex="normal"/>
    </style:style>
    <style:style style:name="P5" style:family="paragraph" style:parent-style-name="Standard">
      <style:paragraph-properties fo:line-height="200%"/>
      <style:text-properties fo:font-style="italic" fo:font-weight="normal" style:font-style-asian="italic" style:font-weight-asian="normal" style:font-style-complex="italic" style:font-weight-complex="normal"/>
    </style:style>
    <style:style style:name="P6"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Project 1</text:p>
      <text:p text:style-name="P3"/>
      <text:p text:style-name="P1">Bret Black</text:p>
      <text:p text:style-name="Standard"/>
      <text:p text:style-name="Standard"/>
      <text:p text:style-name="Standard"/>
      <text:p text:style-name="P2">Introduction</text:p>
      <text:p text:style-name="P4">This assignment required the design and implementation of a skyscraper simulator capable of estimating evacuation time of a hypothetical building. <text:s/>The simulation read <text:s/>values from a parameters document and then averaged the evacuation time of twenty trials. <text:s/>After the simulator was complete, several scenarios were tested and analyzed.</text:p>
      <text:p text:style-name="P2"/>
      <text:p text:style-name="P2">Process</text:p>
      <text:p text:style-name="P4">My design required eight classes, as well as eight associated JUnit classes. <text:s/>The purpose of each will be briefly described below.</text:p>
      <text:p text:style-name="P4"/>
      <text:p text:style-name="P5">Building: <text:span text:style-name="T1">This class contained instances of the Floor and Staircase class inside of ArrayLists. <text:s/>It served as a communicator between the Simulation class and instances of floors and staircases. <text:s/>This class was also responsible for the constructors of every instance of Floor and Staircase it contained.</text:span></text:p>
      <text:p text:style-name="P5"><text:span text:style-name="T1"/></text:p>
      <text:p text:style-name="P5">Floor: <text:span text:style-name="T1">This class contained instances of the Person class in two data structures. <text:s/>The first of these, an ArrayList, was the default place for Person instances to go when they were created. <text:s/>They remained in this list until they reached the stairs, which put them inside of separate data structure. <text:s/>This second list was an instance of the LineQueueList, and it passed Person instances onto the stairs as spots opened. <text:s/>This class also contained stairs, but these references referred to the same stairs constructed and contained inside of the Staircase instances.</text:span></text:p>
      <text:p text:style-name="P5"><text:span text:style-name="T1"/></text:p>
      <text:p text:style-name="P5"><text:soft-page-break/>LineQueueArray<text:span text:style-name="T1">: This extension of the ArrayList class was used several times in this program to create queues that required quick access to elements deep inside the array. <text:s/>This class was re-used from a previous project.</text:span></text:p>
      <text:p text:style-name="P5"><text:span text:style-name="T1"/></text:p>
      <text:p text:style-name="P5">LineQueueList: <text:span text:style-name="T1">This extension of the LinkedList class was used several times in this program to create queues that only required access to the head of the list. <text:s/>This class was re-used from a previous project.</text:span></text:p>
      <text:p text:style-name="P5"><text:span text:style-name="T1"/></text:p>
      <text:p text:style-name="P5">Person:<text:span text:style-name="T1"> This class was little more than a token to be passed through containers. <text:s/>When the person was created, the static variable personCount was incremented by one. <text:s/>When the person was removed at the base of the stairs, the static variable personExited was incremented. <text:s/>These values helped the program determine when it should end: when the number of people who had exited was equal to the number of people created, the simulation was finished. <text:s/>This class also counted how long the instance was in a stairwell or line.</text:span></text:p>
      <text:p text:style-name="P5"><text:span text:style-name="T1"/></text:p>
      <text:p text:style-name="P5">Simulation: <text:span text:style-name="T1">This class ran the experiment – it contained the methods used to read the text file, create an instance of the Building class, and the simulation itself.</text:span></text:p>
      <text:p text:style-name="P5"><text:span text:style-name="T1"/></text:p>
      <text:p text:style-name="P5">Staircase: <text:span text:style-name="T1">This class extended the ArrayList class. <text:s/>It kept Person instances moving down the instances of the Stair class that were created and contained by this data structure.</text:span></text:p>
      <text:p text:style-name="P5"/>
      <text:p text:style-name="P5">Stairs:<text:span text:style-name="T1"> <text:s/>This class contained instances of the Person class. <text:s/>It could determine how many instances of the Person class were currently on that stair. <text:s/>This was used to prevent staircases and floors from adding instances of the Person when the stair was full.</text:span></text:p>
      <text:p text:style-name="P2"/>
      <text:p text:style-name="P2"/>
      <text:p text:style-name="P2"><text:soft-page-break/>Data Analysis</text:p>
      <text:p text:style-name="P5">All data can be found in the included file “blackb_project1_data.ods”.</text:p>
      <text:p text:style-name="P6">Four tests were run – the first of which tested the influence of increasing floor count on evacuation time, the second of which used a fixed evacuation time to find the minimum number of staircases required to evacuate a building at various floor counts, the third of which tested the influence average number of tenants on evacuation time, and the forth and final of which used a fixed evacuation time to find the minimum number of staircases required to evacuate the building under a growing number of tenants.</text:p>
      <text:p text:style-name="P6"/>
      <text:p text:style-name="P6">Tests A and C were found to have a complexity of O(n). <text:s/>This makes sense. <text:s/>In all tested cases, there would be a line before the stairwells – this is almost always the case. <text:s/>Adding people onto the end of the line will certainly slow the evacuation down, but there are no factors that would cause it to slow the evacuation under a complexity of a higher order.</text:p>
      <text:p text:style-name="P6"/>
      <text:p text:style-name="P6">Tests B and D were also found to have a complexity of O(n). <text:s/>These tests, however, resulted in a step-like graph. <text:s/>This is in the nature of the scenario – the number of staircases required has to be a positive integer. <text:s/>It does not make sense to have a fraction of a staircase, so when an additional staircase is added it will not be at full capacity. <text:s/>Some additional tenants can be safely added before another staircase is required. <text:s/>It is worth noting that in these tests it was possible to construct a skyscraper that cannot be evacuated within a set period of time. <text:s/>This occurs if the product of the number of floors and the stairs capacity (which is also the number of steps between floors) is greater than the maximum evacuation time (seconds.)</text:p>
      <text:p text:style-name="P6"/>
      <text:p text:style-name="P2">Conclusion</text:p>
      <text:p text:style-name="P4">This model has many simplifications – it assumes that all the staircases are next to each other and can <text:soft-page-break/>all be accessed equally when an opening appears, it assumes that tenants proceed in an orderly fashion to the exit (and no disorderly congestion slows things down), it assumes that the maximum number of people on a stair is equal the amount of time it takes to get to the next floor, and it assumes fire does not force people to take alternative routes. <text:s/>Nonetheless, it provides a useful simulation that can be used to roughly estimate how a building's evacuation ability will respond to various changes in the infrastructure. <text:s/></text:p>
      <text:p text:style-name="P4"/>
      <text:p text:style-name="P4">It also provided a wonderful opportunity to gain experience with ArrayLists, LinkedLists, Queues, multi-class programs, extended classes, and scanners. <text:s/>This program could certainly be expanded and improved. <text:s/>Tests B and D could be used to determine the maximum occupancy of a floor. <text:s/>If everything was kept constant except for the average number of tenants per floor, repeated tests could find what the maximum occupancy would be for the building to evacuate in a set period of time. <text:s/>This is an application that could be used to set fire codes, rather than to design architecture. <text:s/>A landowner could use this program if he or she was required to close a stairwell for maintenance – a closed stairwell would cause an evacuation hazard, and therefore the landowner could determine how much to decrease the occupancy during the maintenance peri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 Black</meta:initial-creator>
    <meta:creation-date>2014-03-08T20:27:31</meta:creation-date>
    <meta:generator>LibreOffice/3.4$Unix LibreOffice_project/340m1$Build-502</meta:generator>
    <dc:date>2014-03-08T21:21:22</dc:date>
    <dc:creator>Bret Black</dc:creator>
    <meta:editing-duration>PT53M51S</meta:editing-duration>
    <meta:editing-cycles>8</meta:editing-cycles>
    <meta:document-statistic meta:table-count="0" meta:image-count="0" meta:object-count="0" meta:page-count="4" meta:paragraph-count="22" meta:word-count="1021" meta:character-count="6131" meta:non-whitespace-character-count="5095"/>
  </office:meta>
</office:document-meta>
</file>